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4A0000001AC5826C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47cm"/>
    </style:style>
    <style:style style:name="gr4" style:family="graphic" style:parent-style-name="standard">
      <style:graphic-properties draw:stroke="none" svg:stroke-color="#000000" draw:fill="none" draw:fill-color="#ffffff" fo:min-height="2.49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504cm" svg:height="0.687cm" svg:x="2.699cm" svg:y="14.803cm">
          <draw:image xlink:href="Pictures/100000000000024A0000001AC5826CB6.png" xlink:type="simple" xlink:show="embed" xlink:actuate="onLoad">
            <text:p/>
          </draw:image>
        </draw:frame>
        <draw:line draw:style-name="gr2" draw:text-style-name="P1" draw:layer="layout" svg:x1="3.024cm" svg:y1="15.157cm" svg:x2="3.024cm" svg:y2="16.839cm">
          <text:p/>
        </draw:line>
        <draw:frame draw:style-name="gr3" draw:text-style-name="P2" draw:layer="layout" svg:width="8.013cm" svg:height="1.916cm" svg:x="1.436cm" svg:y="16.99cm">
          <draw:text-box>
            <text:p text:style-name="P2"><text:span text:style-name="T1">Switch between coordinates (of cursor) or extents (of data currently shown in map view)</text:span></text:p>
          </draw:text-box>
        </draw:frame>
        <draw:line draw:style-name="gr2" draw:text-style-name="P1" draw:layer="layout" svg:x1="9.469cm" svg:y1="15.346cm" svg:x2="9.469cm" svg:y2="20.354cm">
          <text:p/>
        </draw:line>
        <draw:frame draw:style-name="gr3" draw:text-style-name="P2" draw:layer="layout" svg:width="6.708cm" svg:height="1.497cm" svg:x="6.805cm" svg:y="20.411cm">
          <draw:text-box>
            <text:p text:style-name="P2"><text:span text:style-name="T1">Shows the active coordinates / extents</text:span></text:p>
          </draw:text-box>
        </draw:frame>
        <draw:frame draw:style-name="gr3" draw:text-style-name="P2" draw:layer="layout" svg:width="5.989cm" svg:height="1.497cm" svg:x="10.338cm" svg:y="17.104cm">
          <draw:text-box>
            <text:p text:style-name="P2"><text:span text:style-name="T1">Current scale of the map</text:span></text:p>
          </draw:text-box>
        </draw:frame>
        <draw:line draw:style-name="gr2" draw:text-style-name="P1" draw:layer="layout" svg:x1="13.342cm" svg:y1="15.365cm" svg:x2="13.342cm" svg:y2="17.047cm">
          <text:p/>
        </draw:line>
        <draw:frame draw:style-name="gr3" draw:text-style-name="P2" draw:layer="layout" svg:width="4.529cm" svg:height="1.497cm" svg:x="15.088cm" svg:y="20.242cm">
          <draw:text-box>
            <text:p text:style-name="P2"><text:span text:style-name="T1">CRS tab in project properties</text:span></text:p>
          </draw:text-box>
        </draw:frame>
        <draw:line draw:style-name="gr2" draw:text-style-name="P1" draw:layer="layout" svg:x1="17.974cm" svg:y1="15.346cm" svg:x2="17.974cm" svg:y2="20.354cm">
          <text:p/>
        </draw:line>
        <draw:line draw:style-name="gr2" draw:text-style-name="P1" draw:layer="layout" svg:x1="15.27cm" svg:y1="15.063cm" svg:x2="15.289cm" svg:y2="13.815cm">
          <text:p/>
        </draw:line>
        <draw:frame draw:style-name="gr3" draw:text-style-name="P2" draw:layer="layout" svg:width="8.521cm" svg:height="1.497cm" svg:x="7.805cm" svg:y="13.062cm">
          <draw:text-box>
            <text:p text:style-name="P2"><text:span text:style-name="T1">Stop current rendering of map view</text:span></text:p>
          </draw:text-box>
        </draw:frame>
        <draw:line draw:style-name="gr2" draw:text-style-name="P1" draw:layer="layout" svg:x1="16.915cm" svg:y1="12.379cm" svg:x2="16.915cm" svg:y2="15.176cm">
          <text:p/>
        </draw:line>
        <draw:frame draw:style-name="gr4" draw:text-style-name="P2" draw:layer="layout" svg:width="8.88cm" svg:height="2.747cm" svg:x="10.853cm" svg:y="11.294cm">
          <draw:text-box>
            <text:p text:style-name="P2"><text:span text:style-name="T1">Disable automatic rendering (updating) of map vie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m </meta:initial-creator>
    <meta:creation-date>2010-10-11T22:07:34</meta:creation-date>
    <dc:date>2010-10-11T22:28:58</dc:date>
    <dc:creator>Sam </dc:creator>
    <meta:editing-duration>PT00H06M14S</meta:editing-duration>
    <meta:editing-cycles>1</meta:editing-cycles>
    <meta:document-statistic meta:object-count="13"/>
    <meta:generator>OpenOffice.org/3.2$Unix OpenOffice.org_project/320m12$Build-9483</meta:generator>
  </office:meta>
</office:document-meta>
</file>